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b8d" officeooo:paragraph-rsid="001e4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first java file.!!!</text:p>
      <text:p text:style-name="P1"/>
      <text:p text:style-name="P1"/>
      <text:p text:style-name="P1">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</text:p>
      <text:p text:style-name="P1"/>
      <text:p text:style-name="P1"/>
      <text:p text:style-name="P1">ghp_Pr5ETZeo5Bj4GeDLMTo4Pt19ic0SO222bF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5:08:36.940755303</meta:creation-date>
    <dc:date>2021-08-31T17:38:22.724662943</dc:date>
    <meta:editing-duration>PT1H59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8" meta:character-count="110" meta:non-whitespace-character-count="105"/>
  </office:meta>
</office:document-meta>
</file>